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1F0C8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_50_0_37__32_-_32_Accent1" style:data-style-name="N0">
      <style:table-cell-properties style:vertical-align="middle" fo:background-color="#C0E6F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_50_0_37__32_-_32_Accent2" style:data-style-name="N0">
      <style:table-cell-properties style:vertical-align="middle" fo:background-color="#FBE2D5" style:repeat-content="false"/>
      <style:paragraph-properties fo:text-align="center"/>
    </style:style>
    <style:style style:name="co1" style:family="table-column">
      <style:table-column-properties fo:break-before="auto" style:column-width="8.21266666666667cm"/>
    </style:style>
    <style:style style:name="co2" style:family="table-column">
      <style:table-column-properties fo:break-before="auto" style:column-width="1.73566666666667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3.873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office:value-type="string" table:style-name="ce2">
            <text:p>Tasks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Comp Date</text:p>
          </table:table-cell>
          <table:table-cell office:value-type="string" table:style-name="ce2">
            <text:p>Statu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x Login Failed situation<text:s/>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4">
            <text:p>6/6/2024</text:p>
          </table:table-cell>
          <table:table-cell office:value-type="string" table:style-name="ce5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Sign Up page</text:p>
          </table:table-cell>
          <table:table-cell office:value-type="string" table:style-name="ce3">
            <text:p>D.M</text:p>
          </table:table-cell>
          <table:table-cell office:value-type="date" office:date-value="2024-09-06T00:00:00" table:style-name="ce4">
            <text:p>9/6/2024</text:p>
          </table:table-cell>
          <table:table-cell office:value-type="string" table:style-name="ce5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ix Name - Welcome Page instead of Main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4">
            <text:p>6/6/2024</text:p>
          </table:table-cell>
          <table:table-cell office:value-type="string" table:style-name="ce5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Wrong Status Pop up for Login Page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4">
            <text:p>6/6/2024</text:p>
          </table:table-cell>
          <table:table-cell office:value-type="string" table:style-name="ce5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“Jobs”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“Messages”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Notification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MyLinks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Settings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Account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Main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Sign In Page</text:p>
          </table:table-cell>
          <table:table-cell office:value-type="string" table:style-name="ce3">
            <text:p>T.M</text:p>
          </table:table-cell>
          <table:table-cell office:value-type="date" office:date-value="2024-06-06T00:00:00" table:style-name="ce4">
            <text:p>6/6/2024</text:p>
          </table:table-cell>
          <table:table-cell office:value-type="string" table:style-name="ce5">
            <text:p>In progres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eate "Control Panel" page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SL/TLS requests for Log In<text:s/></text:p>
          </table:table-cell>
          <table:table-cell table:number-columns-repeated="2" table:style-name="ce3"/>
          <table:table-cell office:value-type="string" table:style-name="ce7">
            <text:p>To be scheduled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Sheet1.A3:Sheet1.D12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Minaidis, Theodoros</meta:initial-creator>
    <dc:creator>Minaidis, Theodoros</dc:creator>
    <meta:creation-date>2024-06-04T09:02:53Z</meta:creation-date>
    <dc:date>2024-06-04T10:03:27Z</dc:date>
  </office:meta>
</office:document-meta>
</file>